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f97b9" officeooo:paragraph-rsid="001406e5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5b8f3" officeooo:paragraph-rsid="0015b8f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6995a" officeooo:paragraph-rsid="0016995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788d6" officeooo:paragraph-rsid="001788d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7db5f" officeooo:paragraph-rsid="0017db5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a0137" officeooo:paragraph-rsid="001a0137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f97b9" officeooo:paragraph-rsid="001406e5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5b8f3" officeooo:paragraph-rsid="0015b8f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6995a" officeooo:paragraph-rsid="0016995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788d6" officeooo:paragraph-rsid="001788d6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788d6" officeooo:paragraph-rsid="001788d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7db5f" officeooo:paragraph-rsid="0017db5f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a0137" officeooo:paragraph-rsid="001a0137" style:font-weight-asian="bold" style:font-weight-complex="bold"/>
    </style:style>
    <style:style style:name="P14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weight="bold" officeooo:rsid="001f97b9" officeooo:paragraph-rsid="001406e5" style:font-weight-asian="bold" style:font-weight-complex="bold"/>
    </style:style>
    <style:style style:name="P15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weight="normal" officeooo:rsid="001788d6" officeooo:paragraph-rsid="001788d6" style:font-weight-asian="normal" style:font-weight-complex="normal"/>
    </style:style>
    <style:style style:name="T1" style:family="text">
      <style:text-properties officeooo:rsid="0015b8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ssignment No : <text:span text:style-name="T1">B-01</text:span></text:p>
      <text:p text:style-name="P7">Database Management Lab</text:p>
      <text:p text:style-name="P14">Name: Shyam P Ambilkar<text:tab/><text:tab/><text:tab/><text:tab/><text:tab/><text:tab/><text:tab/><text:tab/> <text:s text:c="4"/>RollNo: TEB1602</text:p>
      <text:p text:style-name="P8">Mongodb Installation and Basic CRUD Operations</text:p>
      <text:p text:style-name="P1">---------------------------------------------------------------------------------------------------------------------------</text:p>
      <text:p text:style-name="P8">Starting the mongodb server </text:p>
      <text:p text:style-name="P2">[shyam@localhost ~]$ su</text:p>
      <text:p text:style-name="P2">Password: </text:p>
      <text:p text:style-name="P2">[root@localhost shyam]# systemctl start mysqld</text:p>
      <text:p text:style-name="P2">[root@localhost shyam]# clear</text:p>
      <text:p text:style-name="P2">#[3;J</text:p>
      <text:p text:style-name="P2">[root@localhost shyam]# systemctl start mongod</text:p>
      <text:p text:style-name="P2">[root@localhost shyam]# systemctl enable mongod</text:p>
      <text:p text:style-name="P2">[root@localhost shyam]# systemctl status mongod</text:p>
      <text:p text:style-name="P2">● mongod.service - High-performance, schema-free document-oriented database</text:p>
      <text:p text:style-name="P2"><text:s text:c="3"/>Loaded: loaded (/usr/lib/systemd/system/mongod.service; enabled)</text:p>
      <text:p text:style-name="P2"><text:s text:c="3"/>Active: active (running) since Tue 2017-10-24 11:55:13 IST; 1h 15min ago</text:p>
      <text:p text:style-name="P2"><text:s/>Main PID: 1075 (mongod)</text:p>
      <text:p text:style-name="P2"><text:s text:c="3"/>CGroup: /system.slice/mongod.service</text:p>
      <text:p text:style-name="P2"><text:s text:c="11"/>└─1075 /usr/bin/mongod --quiet -f /etc/mongodb.conf run</text:p>
      <text:p text:style-name="P2"/>
      <text:p text:style-name="P2">Oct 24 11:54:46 localhost.localdomain mongod[846]: about to fork child proces...</text:p>
      <text:p text:style-name="P2">Oct 24 11:54:46 localhost.localdomain mongod[846]: forked process: 1075</text:p>
      <text:p text:style-name="P2">Oct 24 11:54:47 localhost.localdomain mongod[846]: all output going to: /var/...</text:p>
      <text:p text:style-name="P2">Oct 24 11:54:47 localhost.localdomain mongod[846]: log file [/var/log/mongodb...</text:p>
      <text:p text:style-name="P2">Hint: Some lines were ellipsized, use -l to show in full.</text:p>
      <text:p text:style-name="P2">[root@localhost shyam]# mongo</text:p>
      <text:p text:style-name="P2">MongoDB shell version: 2.4.14</text:p>
      <text:p text:style-name="P2">connecting to: test</text:p>
      <text:p text:style-name="P2">&gt; </text:p>
      <text:p text:style-name="P2">----------------------------------------------------------------------------------------------------------------------------</text:p>
      <text:p text:style-name="P9">Display the databases</text:p>
      <text:p text:style-name="P9"/>
      <text:p text:style-name="P3">&gt; show dbs</text:p>
      <text:p text:style-name="P3">Department<text:tab/>0.203125GB</text:p>
      <text:p text:style-name="P3">Shyam<text:tab/>0.203125GB</text:p>
      <text:p text:style-name="P3">local<text:tab/>0.078125GB</text:p>
      <text:p text:style-name="P3">----------------------------------------------------------------------------------------------------------------------------</text:p>
      <text:p text:style-name="P9">Switch to database</text:p>
      <text:p text:style-name="P3"/>
      <text:p text:style-name="P3">&gt; use Shyam</text:p>
      <text:p text:style-name="P3">switched to db Shyam</text:p>
      <text:p text:style-name="P3">----------------------------------------------------------------------------------------------------------------------------</text:p>
      <text:p text:style-name="P11">Create Collection</text:p>
      <text:p text:style-name="P4"/>
      <text:p text:style-name="P4">&gt; db.createCollection("Students")</text:p>
      <text:p text:style-name="P15">{ "ok" : 1 }</text:p>
      <text:p text:style-name="P11"/>
      <text:p text:style-name="P11"/>
      <text:p text:style-name="P11"/>
      <text:p text:style-name="P11"><text:soft-page-break/>Insert Operations</text:p>
      <text:p text:style-name="P4">&gt; db.Students.insert({_id:02,stud_name:"Shyam",class:"TEB",marks:75,result:"Pass"})</text:p>
      <text:p text:style-name="P4">&gt; db.Students.insert({_id:01,stud_name:"Abhishek",class:"TEB",marks:75,result:"Pass"})</text:p>
      <text:p text:style-name="P4">&gt; db.Students.insert({_id:03,stud_name:"Sanjay",class:"TEB",marks:65,result:"Pass"})</text:p>
      <text:p text:style-name="P4">&gt; db.Students.insert({_id:04,stud_name:"Vinay",class:"TEB",marks:65,result:"Pass"})</text:p>
      <text:p text:style-name="P4">&gt; db.Students.insert({_id:05,stud_name:"Mayur",class:"TEB",marks:85,result:"Pass"})</text:p>
      <text:p text:style-name="P4">&gt; db.Students.insert({_id:06,stud_name:"Dhiraj",class:"TEB",marks:85,result:"Pass"})</text:p>
      <text:p text:style-name="P4">----------------------------------------------------------------------------------------------------------------------------</text:p>
      <text:p text:style-name="P11">Read Operations</text:p>
      <text:p text:style-name="P11">----------------------------------------------------------------------------------------------------------------------------</text:p>
      <text:p text:style-name="P5"/>
      <text:p text:style-name="P10">&gt; db.Students.find()</text:p>
      <text:p text:style-name="P4"/>
      <text:p text:style-name="P4">{ "_id" : 2, "stud_name" : "Shyam", "class" : "TEB", "marks" : 75, "result" : "Pass" }</text:p>
      <text:p text:style-name="P4">{ "_id" : 1, "stud_name" : "Abhishek", "class" : "TEB", "marks" : 75, "result" : "Pass" }</text:p>
      <text:p text:style-name="P4">{ "_id" : 3, "stud_name" : "Sanjay", "class" : "TEB", "marks" : 65, "result" : "Pass" }</text:p>
      <text:p text:style-name="P4">{ "_id" : 4, "stud_name" : "Vinay", "class" : "TEB", "marks" : 65, "result" : "Pass" }</text:p>
      <text:p text:style-name="P4">{ "_id" : 5, "stud_name" : "Mayur", "class" : "TEB", "marks" : 85, "result" : "Pass" }</text:p>
      <text:p text:style-name="P4">{ "_id" : 6, "stud_name" : "Dhiraj", "class" : "TEB", "marks" : 85, "result" : "Pass" }</text:p>
      <text:p text:style-name="P4">----------------------------------------------------------------------------------------------------------------------------</text:p>
      <text:p text:style-name="P12">&gt; db.Students.find().pretty()</text:p>
      <text:p text:style-name="P5">{</text:p>
      <text:p text:style-name="P5"><text:tab/>"_id" : 2,</text:p>
      <text:p text:style-name="P5"><text:tab/>"stud_name" : "Shyam",</text:p>
      <text:p text:style-name="P5"><text:tab/>"class" : "TEB",</text:p>
      <text:p text:style-name="P5"><text:tab/>"marks" : 75,</text:p>
      <text:p text:style-name="P5"><text:tab/>"result" : "Pass"</text:p>
      <text:p text:style-name="P5">}</text:p>
      <text:p text:style-name="P5">{</text:p>
      <text:p text:style-name="P5"><text:tab/>"_id" : 1,</text:p>
      <text:p text:style-name="P5"><text:tab/>"stud_name" : "Abhishek",</text:p>
      <text:p text:style-name="P5"><text:tab/>"class" : "TEB",</text:p>
      <text:p text:style-name="P5"><text:tab/>"marks" : 75,</text:p>
      <text:p text:style-name="P5"><text:tab/>"result" : "Pass"</text:p>
      <text:p text:style-name="P5">}</text:p>
      <text:p text:style-name="P5">{</text:p>
      <text:p text:style-name="P5"><text:tab/>"_id" : 3,</text:p>
      <text:p text:style-name="P5"><text:tab/>"stud_name" : "Sanjay",</text:p>
      <text:p text:style-name="P5"><text:tab/>"class" : "TEB",</text:p>
      <text:p text:style-name="P5"><text:tab/>"marks" : 65,</text:p>
      <text:p text:style-name="P5"><text:tab/>"result" : "Pass"</text:p>
      <text:p text:style-name="P5">}</text:p>
      <text:p text:style-name="P5">{</text:p>
      <text:p text:style-name="P5"><text:tab/>"_id" : 4,</text:p>
      <text:p text:style-name="P5"><text:tab/>"stud_name" : "Vinay",</text:p>
      <text:p text:style-name="P5"><text:tab/>"class" : "TEB",</text:p>
      <text:p text:style-name="P5"><text:tab/>"marks" : 65,</text:p>
      <text:p text:style-name="P5"><text:tab/>"result" : "Pass"</text:p>
      <text:p text:style-name="P5">}</text:p>
      <text:p text:style-name="P5"/>
      <text:p text:style-name="P5"/>
      <text:p text:style-name="P5"><text:soft-page-break/>{</text:p>
      <text:p text:style-name="P5"><text:tab/>"_id" : 5,</text:p>
      <text:p text:style-name="P5"><text:tab/>"stud_name" : "Mayur",</text:p>
      <text:p text:style-name="P5"><text:tab/>"class" : "TEB",</text:p>
      <text:p text:style-name="P5"><text:tab/>"marks" : 85,</text:p>
      <text:p text:style-name="P5"><text:tab/>"result" : "Pass"</text:p>
      <text:p text:style-name="P5">}</text:p>
      <text:p text:style-name="P5">{</text:p>
      <text:p text:style-name="P5"><text:tab/>"_id" : 6,</text:p>
      <text:p text:style-name="P5"><text:tab/>"stud_name" : "Dhiraj",</text:p>
      <text:p text:style-name="P5"><text:tab/>"class" : "TEB",</text:p>
      <text:p text:style-name="P5"><text:tab/>"marks" : 85,</text:p>
      <text:p text:style-name="P5"><text:tab/>"result" : "Pass"</text:p>
      <text:p text:style-name="P5">}</text:p>
      <text:p text:style-name="P5">----------------------------------------------------------------------------------------------------------------------------</text:p>
      <text:p text:style-name="P13">Remove all document</text:p>
      <text:p text:style-name="P6">&gt; db.Students.remove()</text:p>
      <text:p text:style-name="P6">----------------------------------------------------------------------------------------------------------------------------</text:p>
      <text:p text:style-name="P13">Update document</text:p>
      <text:p text:style-name="P6">&gt; db.Students.find().pretty()</text:p>
      <text:p text:style-name="P6">{</text:p>
      <text:p text:style-name="P6"><text:tab/>"_id" : 1,</text:p>
      <text:p text:style-name="P6"><text:tab/>"stud_name" : "Abhishek",</text:p>
      <text:p text:style-name="P6"><text:tab/>"class" : "TEB",</text:p>
      <text:p text:style-name="P6"><text:tab/>"marks" : 75,</text:p>
      <text:p text:style-name="P6"><text:tab/>"result" : "Pass"</text:p>
      <text:p text:style-name="P6">}</text:p>
      <text:p text:style-name="P6">{</text:p>
      <text:p text:style-name="P6"><text:tab/>"_id" : 6,</text:p>
      <text:p text:style-name="P6"><text:tab/>"stud_name" : "Dhiraj",</text:p>
      <text:p text:style-name="P6"><text:tab/>"class" : "TEB",</text:p>
      <text:p text:style-name="P6"><text:tab/>"marks" : 85,</text:p>
      <text:p text:style-name="P6"><text:tab/>"result" : "Pass"</text:p>
      <text:p text:style-name="P6">}</text:p>
      <text:p text:style-name="P6">{</text:p>
      <text:p text:style-name="P6"><text:tab/>"_id" : 5,</text:p>
      <text:p text:style-name="P6"><text:tab/>"stud_name" : "Mayur",</text:p>
      <text:p text:style-name="P6"><text:tab/>"class" : "TEB",</text:p>
      <text:p text:style-name="P6"><text:tab/>"marks" : 85,</text:p>
      <text:p text:style-name="P6"><text:tab/>"result" : "Pass"</text:p>
      <text:p text:style-name="P6">}</text:p>
      <text:p text:style-name="P6">{</text:p>
      <text:p text:style-name="P6"><text:tab/>"_id" : 4,</text:p>
      <text:p text:style-name="P6"><text:tab/>"stud_name" : "Vinay",</text:p>
      <text:p text:style-name="P6"><text:tab/>"class" : "TEB",</text:p>
      <text:p text:style-name="P6"><text:tab/>"marks" : 65,</text:p>
      <text:p text:style-name="P6"><text:tab/>"result" : "Pass"</text:p>
      <text:p text:style-name="P6">}</text:p>
      <text:p text:style-name="P6"/>
      <text:p text:style-name="P6"/>
      <text:p text:style-name="P6"/>
      <text:p text:style-name="P6"><text:soft-page-break/><text:s/>{</text:p>
      <text:p text:style-name="P6"><text:tab/>"_id" : 3,</text:p>
      <text:p text:style-name="P6"><text:tab/>"stud_name" : "Aarati",</text:p>
      <text:p text:style-name="P6"><text:tab/>"class" : "TEB",</text:p>
      <text:p text:style-name="P6"><text:tab/>"marks" : 65,</text:p>
      <text:p text:style-name="P6"><text:tab/>"result" : "Pass"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854in" fo:margin-bottom="0.781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3:17:48.162549170</meta:creation-date>
    <meta:generator>LibreOffice/4.3.7.2$Linux_X86_64 LibreOffice_project/430$Build-2</meta:generator>
    <dc:date>2017-10-24T16:37:47.663466808</dc:date>
    <meta:editing-duration>PT1H2M36S</meta:editing-duration>
    <meta:editing-cycles>4</meta:editing-cycles>
    <meta:document-statistic meta:table-count="0" meta:image-count="0" meta:object-count="0" meta:page-count="4" meta:paragraph-count="145" meta:word-count="502" meta:character-count="4659" meta:non-whitespace-character-count="4211"/>
  </office:meta>
</office:document-meta>
</file>